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131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48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36pt" style:font-size-asian="32pt" style:font-size-complex="32pt"/>
    </style:style>
    <style:style style:name="P5" style:family="paragraph">
      <loext:graphic-properties draw:fill="none"/>
      <style:text-properties fo:font-size="36pt" style:font-size-asian="32pt" style:font-size-complex="32pt"/>
    </style:style>
    <style:style style:name="T1" style:family="text">
      <style:text-properties fo:font-size="48pt" style:font-size-asian="32pt" style:font-size-complex="3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Covid – 19: A Crisis in Need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Supply Chain Needs by Region and St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The National View</text:span></text:p>
          </draw:text-box>
        </draw:frame>
        <draw:frame draw:style-name="gr2" draw:text-style-name="P5" draw:layer="layout" svg:width="19.26cm" svg:height="2.381cm" svg:x="2.33cm" svg:y="18.842cm">
          <draw:text-box>
            <text:p text:style-name="P4"><text:span text:style-name="T3">Covid – 19: A Crisis in Ne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Region 1 – [INSERT REGION]</text:span></text:p>
          </draw:text-box>
        </draw:frame>
        <draw:frame draw:style-name="gr2" draw:text-style-name="P5" draw:layer="layout" svg:width="19.26cm" svg:height="2.381cm" svg:x="2.33cm" svg:y="18.842cm">
          <draw:text-box>
            <text:p text:style-name="P4"><text:span text:style-name="T3">Covid – 19: A Crisis in Need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Region 2 – [INSERT REGION]</text:span></text:p>
          </draw:text-box>
        </draw:frame>
        <draw:frame draw:style-name="gr2" draw:text-style-name="P5" draw:layer="layout" svg:width="19.26cm" svg:height="2.381cm" svg:x="2.33cm" svg:y="18.842cm">
          <draw:text-box>
            <text:p text:style-name="P4"><text:span text:style-name="T3">Covid – 19: A Crisis in Need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Region 3 – [INSERT REGION]</text:span></text:p>
          </draw:text-box>
        </draw:frame>
        <draw:frame draw:style-name="gr2" draw:text-style-name="P5" draw:layer="layout" svg:width="19.26cm" svg:height="2.381cm" svg:x="2.33cm" svg:y="18.842cm">
          <draw:text-box>
            <text:p text:style-name="P4"><text:span text:style-name="T3">Covid – 19: A Crisis in Need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1:28:16.443000000</meta:creation-date>
    <meta:editing-duration>PT14M7S</meta:editing-duration>
    <meta:editing-cycles>5</meta:editing-cycles>
    <meta:generator>LibreOffice/6.4.3.2$Windows_X86_64 LibreOffice_project/747b5d0ebf89f41c860ec2a39efd7cb15b54f2d8</meta:generator>
    <dc:title>Alizarin</dc:title>
    <dc:date>2020-05-17T22:23:02.782000000</dc:date>
    <meta:document-statistic meta:object-count="57"/>
  </office:meta>
</office:document-meta>
</file>